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C000001E543E46205D348781E.png" manifest:media-type="image/png"/>
  <manifest:file-entry manifest:full-path="Pictures/10000201000001430000009CF4FE945E710CF60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6666ff" draw:marker-start-width="0.8cm" draw:marker-end-width="0.8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cm" svg:stroke-color="#ffcc00" draw:marker-start-width="0.8cm" draw:marker-end-width="0.8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009933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2.2cm" fo:min-width="4.0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2.9cm" fo:min-width="4.65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cc9900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255cm"/>
    </style:style>
    <style:style style:name="gr13" style:family="graphic" style:parent-style-name="objectwithoutfill">
      <style:graphic-properties svg:stroke-width="0.1cm" svg:stroke-color="#00cc00" draw:marker-start-width="0.5cm" draw:marker-end="Small_20_Arrow" draw:marker-end-width="0.4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cc00" draw:marker-start-width="0.5cm" draw:marker-end-width="0.5cm" draw:fill="none" draw:fill-color="#ffffff" fo:min-height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00cc00" draw:marker-start-width="0.5cm" draw:marker-end-width="0.5cm" draw:fill="none" draw:fill-color="#ffffff" fo:min-height="1.40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6pt" style:font-size-asian="18pt" style:font-size-complex="18pt"/>
    </style:style>
    <style:style style:name="P6" style:family="paragraph">
      <loext:graphic-properties draw:fill="none" draw:fill-color="#ffffff"/>
      <style:text-properties fo:font-size="36pt" style:font-size-asian="18pt" style:font-size-complex="18pt"/>
    </style:style>
    <style:style style:name="T1" style:family="text">
      <style:text-properties fo:font-size="40pt" style:font-size-asian="18pt" style:font-size-complex="18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376cm" svg:height="8.391cm" draw:transform="rotate (-3.14159265358979) translate (18.976cm 17.7cm)">
          <draw:image xlink:href="Pictures/10000201000001430000009CF4FE945E710CF60A.png" xlink:type="simple" xlink:show="embed" xlink:actuate="onLoad">
            <text:p/>
          </draw:image>
        </draw:frame>
        <draw:g>
          <draw:frame draw:style-name="gr2" draw:text-style-name="P2" draw:layer="layout" svg:width="4.994cm" svg:height="10.265cm" svg:x="13.2cm" svg:y="-1.6cm">
            <draw:image xlink:href="Pictures/10000000000000EC000001E543E46205D348781E.png" xlink:type="simple" xlink:show="embed" xlink:actuate="onLoad">
              <text:p/>
            </draw:image>
          </draw:frame>
          <draw:path draw:style-name="gr3" draw:text-style-name="P2" draw:layer="layout" svg:width="2.354cm" svg:height="0.765cm" draw:transform="rotate (-1.12835536141433) translate (1.59191755297957cm 0.937193036367696cm)" svg:viewBox="0 0 2355 766" svg:d="M0 766c2102 0 2355-766 2355-766">
            <text:p/>
          </draw:path>
          <draw:path draw:style-name="gr4" draw:text-style-name="P2" draw:layer="layout" svg:width="2.354cm" svg:height="0.765cm" draw:transform="rotate (-1.12835536141433) translate (1.59291755297957cm 1.7381930363677cm)" svg:viewBox="0 0 2355 766" svg:d="M0 766c2102 0 2355-766 2355-766">
            <text:p/>
          </draw:path>
          <draw:path draw:style-name="gr5" draw:text-style-name="P2" draw:layer="layout" svg:width="3.107cm" svg:height="0.446cm" draw:transform="rotate (0.302814625221016) translate (7.1999999930688cm 3.1649999778147cm)" svg:viewBox="0 0 3108 447" svg:d="M0 0c1676 0 3108 447 3108 447">
            <text:p/>
          </draw:path>
          <draw:path draw:style-name="gr6" draw:text-style-name="P2" draw:layer="layout" svg:width="3.103cm" svg:height="0.125cm" draw:transform="rotate (0.104894288044859) translate (7.2cm 3.465cm)" svg:viewBox="0 0 3104 126" svg:d="M0 0c1910 0 3104 126 3104 126">
            <text:p/>
          </draw:path>
          <draw:path draw:style-name="gr7" draw:text-style-name="P2" draw:layer="layout" svg:width="2.997cm" svg:height="0.793cm" draw:transform="rotate (-0.226718269834064) translate (7.37853500058893cm 3.0910637076438cm)" svg:viewBox="0 0 2998 794" svg:d="M0 794c2668 0 2998-794 2998-794">
            <text:p/>
          </draw:path>
          <draw:custom-shape draw:style-name="gr8" draw:text-style-name="P3" draw:layer="layout" svg:width="4.6cm" svg:height="2.5cm" svg:x="2.6cm" svg:y="2.365cm">
            <text:p text:style-name="P1"><text:span text:style-name="T1">ES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5.2cm" svg:height="3.2cm" svg:x="10.3cm" svg:y="1.865cm">
            <text:p text:style-name="P1"><text:span text:style-name="T1">Motor</text:span></text:p>
            <draw:enhanced-geometry svg:viewBox="0 0 21600 21600" draw:type="rectangle" draw:enhanced-path="M 0 0 L 21600 0 21600 21600 0 21600 0 0 Z N"/>
          </draw:custom-shape>
          <draw:path draw:style-name="gr5" draw:text-style-name="P2" draw:layer="layout" svg:width="3.107cm" svg:height="0.446cm" draw:transform="rotate (0.302814625221016) translate (7.1999999930688cm 3.1649999778147cm)" svg:viewBox="0 0 3108 447" svg:d="M0 0c1676 0 3108 447 3108 447">
            <text:p/>
          </draw:path>
          <draw:path draw:style-name="gr10" draw:text-style-name="P2" draw:layer="layout" svg:width="1.541cm" svg:height="0.993cm" draw:transform="rotate (3.03093877901335) translate (3.5cm 5.465cm)" svg:viewBox="0 0 1542 994" svg:d="M0 0c2717 0 1016 994 1016 994">
            <text:p/>
          </draw:path>
          <draw:frame draw:style-name="gr11" draw:text-style-name="P4" draw:layer="layout" svg:width="2.2cm" svg:height="1cm" svg:x="3.5cm" svg:y="5.065cm">
            <draw:text-box>
              <text:p><text:span text:style-name="T2">throttle</text:span></text:p>
            </draw:text-box>
          </draw:frame>
          <draw:frame draw:style-name="gr12" draw:text-style-name="P4" draw:layer="layout" svg:width="4.1cm" svg:height="1.505cm" svg:x="17.9cm" svg:y="2.965cm">
            <draw:text-box>
              <text:p><text:span text:style-name="T2">rotating</text:span></text:p>
              <text:p><text:span text:style-name="T2">shaft</text:span></text:p>
            </draw:text-box>
          </draw:frame>
        </draw:g>
        <draw:path draw:style-name="gr13" draw:text-style-name="P2" draw:layer="layout" svg:width="2.858cm" svg:height="0.603cm" draw:transform="rotate (-2.49651896205269) translate (8.14750668083015cm 15.5631351524147cm)" svg:viewBox="0 0 2859 604" svg:d="M0 79c381-339 2859 525 2859 525">
          <text:p/>
        </draw:path>
        <draw:frame draw:style-name="gr14" draw:text-style-name="P6" draw:layer="layout" svg:width="3.2cm" svg:height="1.756cm" svg:x="2.2cm" svg:y="15.8cm">
          <draw:text-box>
            <text:p text:style-name="P5">ESC</text:p>
          </draw:text-box>
        </draw:frame>
        <draw:path draw:style-name="gr13" draw:text-style-name="P2" draw:layer="layout" svg:width="0.542cm" svg:height="2.899cm" draw:transform="rotate (-2.49651896205269) translate (17.3342640417288cm 15.4732336513436cm)" svg:viewBox="0 0 543 2900" svg:d="M239 2900c-679-762 304-2900 304-2900">
          <text:p/>
        </draw:path>
        <draw:frame draw:style-name="gr15" draw:text-style-name="P6" draw:layer="layout" svg:width="3.7cm" svg:height="1.756cm" svg:x="15.2cm" svg:y="15.844cm">
          <draw:text-box>
            <text:p text:style-name="P5">motor</text:p>
          </draw:text-box>
        </draw:frame>
        <draw:frame draw:style-name="gr15" draw:text-style-name="P6" draw:layer="layout" svg:width="3.7cm" svg:height="1.756cm" svg:x="8.3cm" svg:y="9.544cm">
          <draw:text-box>
            <text:p text:style-name="P5">hélice</text:p>
          </draw:text-box>
        </draw:frame>
        <draw:path draw:style-name="gr13" draw:text-style-name="P2" draw:layer="layout" svg:width="2.704cm" svg:height="2.943cm" draw:transform="rotate (-2.49651896205269) translate (16.0311460082333cm 10.6260718598385cm)" svg:viewBox="0 0 2705 2944" svg:d="M289 0c-1341 618 2416 2944 2416 294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5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7-07T17:56:37.379351249</dc:date>
    <meta:editing-duration>PT3H58M49S</meta:editing-duration>
    <meta:editing-cycles>33</meta:editing-cycles>
    <meta:generator>LibreOffice/5.1.6.2$Linux_X86_64 LibreOffice_project/10m0$Build-2</meta:generator>
    <meta:document-statistic meta:object-count="20"/>
  </office:meta>
</office:document-meta>
</file>